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tyle="normal" fo:font-weight="normal" officeooo:rsid="000c5295" officeooo:paragraph-rsid="000c5295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fo:font-weight="bold" officeooo:rsid="000c5295" officeooo:paragraph-rsid="000c5295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OPE</text:p>
      <text:list xml:id="list5003327526909002563" text:style-name="L1">
        <text:list-item>
          <text:p text:style-name="P1">Cambiare la lingua del sito</text:p>
        </text:list-item>
        <text:list-item>
          <text:p text:style-name="P1">Acquistare una maglietta</text:p>
        </text:list-item>
        <text:list-item>
          <text:p text:style-name="P1">Visualizzare le news</text:p>
        </text:list-item>
        <text:list-item>
          <text:p text:style-name="P1">Visualizzare gli eventi</text:p>
        </text:list-item>
        <text:list-item>
          <text:p text:style-name="P1">Visualizzare il forum</text:p>
        </text:list-item>
        <text:list-item>
          <text:p text:style-name="P1">Visualizzare il blog</text:p>
        </text:list-item>
        <text:list-item>
          <text:p text:style-name="P1">Ascoltare gli show radio</text:p>
        </text:list-item>
        <text:list-item>
          <text:p text:style-name="P1">Contattare il movimento</text:p>
        </text:list-item>
        <text:list-item>
          <text:p text:style-name="P1">Studiare e informarsi sul movimento Zeitgeist</text:p>
        </text:list-item>
        <text:list-item>
          <text:p text:style-name="P1">Unirsi al movimento</text:p>
        </text:list-item>
        <text:list-item>
          <text:p text:style-name="P1">Iscriversi alla newsletter per ottenere gli aggiornamen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4</meta:editing-cycles>
    <meta:generator>LibreOffice/4.1.2.3$Windows_x86 LibreOffice_project/40b2d7fde7e8d2d7bc5a449dc65df4d08a7dd38</meta:generator>
    <dc:date>2013-12-04T03:30:20.781000000</dc:date>
    <meta:document-statistic meta:table-count="0" meta:image-count="0" meta:object-count="0" meta:page-count="1" meta:paragraph-count="12" meta:word-count="55" meta:character-count="319" meta:non-whitespace-character-count="287"/>
    <meta:user-defined meta:name="Info 1"/>
    <meta:user-defined meta:name="Info 2"/>
    <meta:user-defined meta:name="Info 3"/>
    <meta:user-defined meta:name="Info 4"/>
  </office:meta>
</office:document-meta>
</file>